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75cm" fo:min-width="2.3cm"/>
    </style:style>
    <style:style style:name="gr2" style:family="graphic" style:parent-style-name="standard">
      <style:graphic-properties draw:stroke="dash" draw:stroke-dash="Fine_20_Dashed" draw:fill="none" draw:textarea-horizontal-align="justify" draw:textarea-vertical-align="top" draw:auto-grow-height="false" fo:min-height="6.55cm" fo:min-width="3.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draw:marker-start="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75cm" fo:min-width="3.1cm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1.75cm" fo:min-width="3.1cm"/>
    </style:style>
    <style:style style:name="gr7" style:family="graphic" style:parent-style-name="standard">
      <style:graphic-properties draw:fill-color="#ffff38" draw:textarea-horizontal-align="justify" draw:textarea-vertical-align="middle" draw:auto-grow-height="false" fo:min-height="1.75cm" fo:min-width="3.1cm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1.75cm" fo:min-width="3.1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729fcf"/>
      <style:paragraph-properties fo:text-align="center"/>
      <style:text-properties fo:background-color="#dee7e5"/>
    </style:style>
    <style:style style:name="P7" style:family="paragraph">
      <loext:graphic-properties draw:fill-color="#bbe33d"/>
      <style:paragraph-properties fo:text-align="center"/>
      <style:text-properties fo:background-color="#dee7e5"/>
    </style:style>
    <style:style style:name="P8" style:family="paragraph">
      <loext:graphic-properties draw:fill-color="#ffff38"/>
      <style:paragraph-properties fo:text-align="center"/>
      <style:text-properties fo:background-color="#dee7e5"/>
    </style:style>
    <style:style style:name="P9" style:family="paragraph">
      <loext:graphic-properties draw:fill-color="#f7d1d5"/>
      <style:paragraph-properties fo:text-align="center"/>
      <style:text-properties fo:background-color="#dee7e5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8cm" svg:height="2cm" svg:x="9.4cm" svg:y="4.4cm">
          <text:p text:style-name="P1">A 1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cm" svg:height="2cm" svg:x="9.4cm" svg:y="7.6cm">
          <text:p text:style-name="P1">A 0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cm" svg:height="2cm" svg:x="16cm" svg:y="7.6cm">
          <text:p text:style-name="P1">B 0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cm" svg:height="2cm" svg:x="16cm" svg:y="4.4cm">
          <text:p text:style-name="P1">B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6.8cm" svg:x="8.8cm" svg:y="3.2cm">
          <text:p text:style-name="P1">Cluster 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6.8cm" svg:x="15.4cm" svg:y="3.2cm">
          <text:p text:style-name="P1">Cluster 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2cm" svg:y1="5.4cm" svg:x2="16cm" svg:y2="5.4cm" draw:start-shape="id1" draw:start-glue-point="1" draw:end-shape="id2" draw:end-glue-point="3" svg:d="M12200 5400h3800" svg:viewBox="0 0 3801 1">
          <text:p/>
        </draw:connector>
        <draw:connector draw:style-name="gr3" draw:text-style-name="P3" draw:layer="layout" draw:type="line" svg:x1="16cm" svg:y1="5.4cm" svg:x2="12.2cm" svg:y2="8.6cm" draw:start-shape="id2" draw:start-glue-point="3" draw:end-shape="id3" draw:end-glue-point="1" svg:d="M16000 5400l-3800 3200" svg:viewBox="0 0 3801 3201">
          <text:p/>
        </draw:connector>
        <draw:connector draw:style-name="gr3" draw:text-style-name="P3" draw:layer="layout" draw:type="line" svg:x1="12.2cm" svg:y1="5.4cm" svg:x2="16cm" svg:y2="8.6cm" draw:start-shape="id1" draw:start-glue-point="1" draw:end-shape="id4" draw:end-glue-point="3" svg:d="M12200 5400l3800 3200" svg:viewBox="0 0 3801 3201">
          <text:p/>
        </draw:connector>
        <draw:connector draw:style-name="gr3" draw:text-style-name="P3" xml:id="id6" draw:id="id6" draw:layer="layout" draw:type="line" svg:x1="12.2cm" svg:y1="8.6cm" svg:x2="16cm" svg:y2="8.6cm" draw:start-shape="id3" draw:start-glue-point="1" draw:end-shape="id4" draw:end-glue-point="3" svg:d="M12200 8600h3800" svg:viewBox="0 0 3801 1">
          <text:p/>
        </draw:connector>
        <draw:custom-shape draw:style-name="gr1" draw:text-style-name="P5" xml:id="id5" draw:id="id5" draw:layer="layout" svg:width="2.8cm" svg:height="2cm" svg:x="12.7cm" svg:y="10.4cm">
          <text:p text:style-name="P4"><text:span text:style-name="T1">Queues</text:span></text:p>
          <text:p text:style-name="P4"><text:span text:style-name="T1">&amp; Address</text:span></text:p>
          <text:p text:style-name="P4"><text:span text:style-name="T1">Federation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1cm" svg:y1="10.4cm" svg:x2="14.1cm" svg:y2="8.6cm" draw:start-shape="id5" draw:start-glue-point="0" draw:end-shape="id6" draw:end-glue-point="0" svg:d="M14100 10400v-1800" svg:viewBox="0 0 1 1801">
          <text:p/>
        </draw:connector>
        <draw:custom-shape draw:style-name="gr5" draw:text-style-name="P6" xml:id="id7" draw:id="id7" draw:layer="layout" svg:width="3.6cm" svg:height="2cm" svg:x="4.4cm" svg:y="4.4cm">
          <text:p text:style-name="P1">Client A 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cm" svg:y1="5.4cm" svg:x2="9.4cm" svg:y2="5.4cm" draw:start-shape="id7" draw:start-glue-point="1" draw:end-shape="id1" draw:end-glue-point="3" svg:d="M8000 5400h1400" svg:viewBox="0 0 1401 1">
          <text:p/>
        </draw:connector>
        <draw:custom-shape draw:style-name="gr6" draw:text-style-name="P7" xml:id="id8" draw:id="id8" draw:layer="layout" svg:width="3.6cm" svg:height="2cm" svg:x="4.4cm" svg:y="7.6cm">
          <text:p text:style-name="P1">Client A 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cm" svg:y1="8.6cm" svg:x2="9.4cm" svg:y2="8.6cm" draw:start-shape="id8" draw:end-shape="id3" svg:d="M8000 8600h1400" svg:viewBox="0 0 1401 1">
          <text:p/>
        </draw:connector>
        <draw:custom-shape draw:style-name="gr7" draw:text-style-name="P8" xml:id="id9" draw:id="id9" draw:layer="layout" svg:width="3.6cm" svg:height="2cm" svg:x="20.2cm" svg:y="4.4cm">
          <text:p text:style-name="P1">Client B 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8cm" svg:y1="5.4cm" svg:x2="20.2cm" svg:y2="5.4cm" draw:start-shape="id2" draw:end-shape="id9" svg:d="M18800 5400h1400" svg:viewBox="0 0 1401 1">
          <text:p/>
        </draw:connector>
        <draw:custom-shape draw:style-name="gr8" draw:text-style-name="P9" xml:id="id10" draw:id="id10" draw:layer="layout" svg:width="3.6cm" svg:height="2cm" svg:x="20.2cm" svg:y="7.6cm">
          <text:p text:style-name="P1">Client B 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8.8cm" svg:y1="8.6cm" svg:x2="20.2cm" svg:y2="8.6cm" draw:start-shape="id4" draw:end-shape="id10" svg:d="M18800 8600h1400" svg:viewBox="0 0 1401 1">
          <text:p/>
        </draw:connecto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1T12:57:46.471323392</meta:creation-date>
    <dc:date>2020-12-11T16:36:36.528746529</dc:date>
    <meta:editing-duration>PT3H18M9S</meta:editing-duration>
    <meta:editing-cycles>2</meta:editing-cycles>
    <meta:generator>LibreOffice/6.1.5.2$Linux_X86_64 LibreOffice_project/10$Build-2</meta:generator>
    <meta:document-statistic meta:object-count="43"/>
  </office:meta>
</office:document-meta>
</file>